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54cm" draw:marker-start-width="0.686cm" draw:marker-end-width="0.686cm" draw:fill="none" draw:textarea-horizontal-align="center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svg:stroke-width="0.254cm" draw:marker-start-width="0.686cm" draw:marker-end-width="0.686cm" draw:textarea-horizontal-align="center" draw:textarea-vertical-align="middle" fo:padding-top="0.252cm" fo:padding-bottom="0.252cm" fo:padding-left="0.377cm" fo:padding-right="0.377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rect draw:style-name="gr1" draw:text-style-name="P1" draw:layer="layout" svg:width="6.35cm" svg:height="6.35cm" svg:x="0.635cm" svg:y="3.175cm">
          <text:p/>
        </draw:rect>
        <draw:rect draw:style-name="gr1" draw:text-style-name="P1" draw:layer="layout" svg:width="6.35cm" svg:height="6.35cm" svg:x="3.175cm" svg:y="0.635cm">
          <text:p/>
        </draw:rect>
        <draw:line draw:style-name="gr2" draw:text-style-name="P1" draw:layer="layout" svg:x1="0.635cm" svg:y1="3.175cm" svg:x2="3.175cm" svg:y2="0.635cm">
          <text:p/>
        </draw:line>
        <draw:line draw:style-name="gr2" draw:text-style-name="P1" draw:layer="layout" svg:x1="7.035cm" svg:y1="3.175cm" svg:x2="9.575cm" svg:y2="0.635cm">
          <text:p/>
        </draw:line>
        <draw:line draw:style-name="gr2" draw:text-style-name="P1" draw:layer="layout" svg:x1="6.985cm" svg:y1="9.525cm" svg:x2="9.525cm" svg:y2="6.985cm">
          <text:p/>
        </draw:line>
        <draw:line draw:style-name="gr2" draw:text-style-name="P1" draw:layer="layout" svg:x1="0.635cm" svg:y1="9.475cm" svg:x2="3.175cm" svg:y2="6.935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</text:page-number></text:p>
        </draw:text-box>
      </draw:frame>
      <draw:page-thumbnail draw:layer="backgroundobjects" svg:width="7.047cm" svg:height="7.047cm" svg:x="2.123cm" svg:y="2.397cm" draw:page-number="1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.144cm" svg:height="1.696cm" svg:x="0.508cm" svg:y="0.404cm" presentation:class="title" presentation:placeholder="true">
        <draw:text-box/>
      </draw:frame>
      <draw:frame presentation:style-name="Default-outline1" draw:layer="backgroundobjects" svg:width="9.144cm" svg:height="6.705cm" svg:x="0.508cm" svg:y="2.377cm" presentation:class="outline" presentation:placeholder="true">
        <draw:text-box/>
      </draw:frame>
      <draw:frame presentation:style-name="Mpr1" draw:text-style-name="MP1" draw:layer="backgroundobjects" svg:width="2.367cm" svg:height="0.701cm" svg:x="0.508cm" svg:y="9.25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.22cm" svg:height="0.701cm" svg:x="3.474cm" svg:y="9.25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.367cm" svg:height="0.701cm" svg:x="7.284cm" svg:y="9.255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4T22:55:32.81</meta:creation-date>
    <meta:editing-duration>PT00H09M09S</meta:editing-duration>
    <meta:editing-cycles>2</meta:editing-cycles>
    <dc:date>2009-06-04T23:04:33.50</dc:date>
    <meta:document-statistic meta:object-count="29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